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paragraph-rsid="00ae59d9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rsid="0035db3e" officeooo:paragraph-rsid="00ae59d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weight="bold" officeooo:rsid="00b842de" officeooo:paragraph-rsid="00b842d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ae59d9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d5d0d" officeooo:paragraph-rsid="00b842de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d5d0d" officeooo:paragraph-rsid="00b842de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b916cb" officeooo:paragraph-rsid="00b916cb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aabc70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35db3e"/>
    </style:style>
    <style:style style:name="T5" style:family="text">
      <style:text-properties style:font-name="DejaVu Sans Condensed1" fo:font-size="12pt" fo:font-weight="bold" officeooo:rsid="0082ff7f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6f45ed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7f7548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4b8878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b16dae" style:font-size-asian="12pt" style:font-weight-asian="bold" style:font-size-complex="12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4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C1" office:value-type="string">
            <text:p text:style-name="P2">3xx - Flight</text:p>
          </table:table-cell>
          <table:table-cell table:style-name="Table1.C1" office:value-type="string">
            <text:p text:style-name="P2">4xx - A2A</text:p>
          </table:table-cell>
          <table:table-cell table:style-name="Table1.C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5"><text:span text:style-name="T5">2</text:span><text:span text:style-name="T6">0</text:span><text:span text:style-name="T5">2</text:span><text:span text:style-name="T7"> - </text:span><text:span text:style-name="T8">Ground</text:span><text:span text:style-name="T9"> - </text:span><text:span text:style-name="T10">Hot Start</text:span></text:p>
      <text:p text:style-name="P4"/>
      <text:p text:style-name="P3"><text:span text:style-name="T2">H</text:span><text:span text:style-name="T1">ot Start</text:span></text:p>
      <text:list xml:id="list3642786699" text:style-name="L1">
        <text:list-item>
          <text:p text:style-name="P6"><text:span text:style-name="T3">CMWS</text:span> dispenser <text:span text:style-name="T3">AUTO/BYPASS</text:span> switch ... <text:span text:style-name="T3">BYPASS</text:span> recommended (center console lower panel rear, below collective handle)</text:p>
        </text:list-item>
        <text:list-item>
          <text:p text:style-name="P6"><text:span text:style-name="T3">Lights</text:span> ... <text:span text:style-name="T3">As needed</text:span>:</text:p>
        </text:list-item>
      </text:list>
      <text:list text:style-name="L2">
        <text:list-item>
          <text:list>
            <text:list-item>
              <text:p text:style-name="P7">Overhead forward panel:</text:p>
              <text:list>
                <text:list-item>
                  <text:p text:style-name="P7">Console lights</text:p>
                </text:list-item>
                <text:list-item>
                  <text:p text:style-name="P7">Instrument panel lights</text:p>
                </text:list-item>
                <text:list-item>
                  <text:p text:style-name="P7">Cockpit flood lights and brightness</text:p>
                </text:list-item>
                <text:list-item>
                  <text:p text:style-name="P7">Position lights</text:p>
                </text:list-item>
                <text:list-item>
                  <text:p text:style-name="P7">Anti-collision lights</text:p>
                </text:list-item>
              </text:list>
            </text:list-item>
            <text:list-item>
              <text:p text:style-name="P7">Above, left, and just behind pilot's head:</text:p>
              <text:list>
                <text:list-item>
                  <text:p text:style-name="P7">Formation lights</text:p>
                </text:list-item>
                <text:list-item>
                  <text:p text:style-name="P7">IR beacon</text:p>
                </text:list-item>
              </text:list>
            </text:list-item>
          </text:list>
        </text:list-item>
      </text:list>
      <text:list xml:id="list185741841919211" text:continue-list="list3642786699" text:style-name="L1">
        <text:list-item>
          <text:p text:style-name="P6"><text:span text:style-name="T3">Master Arm</text:span> switch ... <text:span text:style-name="T3">ARMED</text:span> (center console upper panel bottom)</text:p>
        </text:list-item>
        <text:list-item>
          <text:p text:style-name="P6"><text:span text:style-name="T3">Laser Arm</text:span> switch ... <text:span text:style-name="T3">ARM</text:span> (instrument panel far left)</text:p>
        </text:list-item>
        <text:list-item>
          <text:p text:style-name="P8"><text:span text:style-name="T3">LMC</text:span> switch ... <text:span text:style-name="T3">ON</text:span> (stabilizes the MMS) (under copilot MFD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12-12T18:57:40.655000000</dc:date>
    <meta:editing-duration>P2DT1H31M55S</meta:editing-duration>
    <meta:editing-cycles>137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22" meta:word-count="116" meta:character-count="625" meta:non-whitespace-character-count="545"/>
  </office:meta>
</office:document-meta>
</file>